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Aspect.getStylesheetURI( PreparedConfiguration config , Layout 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LTAspec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Aspect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Aspect.prepareConfiguration( Parameters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SLTAspect.getParameterValue( Map . Entry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Aspect.toSAX( RendererAspectContext context , Layout layout , PortalService service , ContentHandler handl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SLTAspect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